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4.74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1.5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50119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case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mapmatch</text:p>
          </table:table-cell>
          <table:table-cell table:style-name="ce1" office:value-type="string" calcext:value-type="string">
            <text:p>road-side</text:p>
          </table:table-cell>
          <table:table-cell table:style-name="ce1" office:value-type="string" calcext:value-type="string">
            <text:p>in-range</text:p>
          </table:table-cell>
          <table:table-cell table:style-name="ce1" office:value-type="string" calcext:value-type="string">
            <text:p>incident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39.53992096,-122.33894984</text:p>
          </table:table-cell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.000000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1" table:number-rows-spanned="2">
            <text:p>yes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other</text:p>
          </table:table-cell>
          <table:table-cell office:value-type="string" calcext:value-type="string">
            <text:p>39.53983282,-122.33936708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.000000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yes</text:p>
          </table:table-cell>
          <table:covered-table-cell table:style-name="ce3"/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39.54075169,-122.33950616</text:p>
          </table:table-cell>
          <table:table-cell office:value-type="float" office:value="30" calcext:value-type="float">
            <text:p>30</text:p>
          </table:table-cell>
          <table:table-cell office:value-type="float" office:value="-55.13" calcext:value-type="float">
            <text:p>-55.130000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1" table:number-rows-spanned="2">
            <text:p>yes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other</text:p>
          </table:table-cell>
          <table:table-cell office:value-type="string" calcext:value-type="string">
            <text:p>39.54096543,-122.33862889</text:p>
          </table:table-cell>
          <table:table-cell office:value-type="float" office:value="3" calcext:value-type="float">
            <text:p>3</text:p>
          </table:table-cell>
          <table:table-cell office:value-type="float" office:value="-31.675" calcext:value-type="float">
            <text:p>-31.675000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yes</text:p>
          </table:table-cell>
          <table:covered-table-cell table:style-name="ce3"/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39.54063711,-122.33974794</text:p>
          </table:table-cell>
          <table:table-cell office:value-type="float" office:value="30" calcext:value-type="float">
            <text:p>30</text:p>
          </table:table-cell>
          <table:table-cell office:value-type="float" office:value="-55.13" calcext:value-type="float">
            <text:p>-55.130000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1" table:number-rows-spanned="2">
            <text:p>yes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other</text:p>
          </table:table-cell>
          <table:table-cell office:value-type="string" calcext:value-type="string">
            <text:p>39.54095662,-122.33861605</text:p>
          </table:table-cell>
          <table:table-cell office:value-type="float" office:value="3" calcext:value-type="float">
            <text:p>3</text:p>
          </table:table-cell>
          <table:table-cell office:value-type="float" office:value="-31.675" calcext:value-type="float">
            <text:p>-31.675000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yes</text:p>
          </table:table-cell>
          <table:covered-table-cell table:style-name="ce3"/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39.54063711,-122.33974794</text:p>
          </table:table-cell>
          <table:table-cell office:value-type="float" office:value="30" calcext:value-type="float">
            <text:p>30</text:p>
          </table:table-cell>
          <table:table-cell office:value-type="float" office:value="-55.13" calcext:value-type="float">
            <text:p>-55.130000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1" table:number-rows-spanned="2">
            <text:p>yes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other</text:p>
          </table:table-cell>
          <table:table-cell office:value-type="string" calcext:value-type="string">
            <text:p>39.54072525,-122.33825445</text:p>
          </table:table-cell>
          <table:table-cell office:value-type="float" office:value="3" calcext:value-type="float">
            <text:p>3</text:p>
          </table:table-cell>
          <table:table-cell office:value-type="float" office:value="-13.583" calcext:value-type="float">
            <text:p>-13.583000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yes</text:p>
          </table:table-cell>
          <table:covered-table-cell table:style-name="ce3"/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39.53749503,-122.33308734</text:p>
          </table:table-cell>
          <table:table-cell office:value-type="float" office:value="30" calcext:value-type="float">
            <text:p>30</text:p>
          </table:table-cell>
          <table:table-cell office:value-type="float" office:value="0.412261" calcext:value-type="float">
            <text:p>0.412261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1" table:number-rows-spanned="2">
            <text:p>no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other</text:p>
          </table:table-cell>
          <table:table-cell office:value-type="string" calcext:value-type="string">
            <text:p>39.53705167,-122.33309535</text:p>
          </table:table-cell>
          <table:table-cell office:value-type="float" office:value="3" calcext:value-type="float">
            <text:p>3</text:p>
          </table:table-cell>
          <table:table-cell office:value-type="float" office:value="0.412261" calcext:value-type="float">
            <text:p>0.412261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yes</text:p>
          </table:table-cell>
          <table:covered-table-cell table:style-name="ce3"/>
        </table:table-row>
        <table:table-row table:style-name="ro1">
          <table:table-cell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39.53749503,-122.33308734</text:p>
          </table:table-cell>
          <table:table-cell office:value-type="float" office:value="30" calcext:value-type="float">
            <text:p>30</text:p>
          </table:table-cell>
          <table:table-cell office:value-type="float" office:value="180.412261" calcext:value-type="float">
            <text:p>180.412261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1" table:number-rows-spanned="2">
            <text:p>yes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other</text:p>
          </table:table-cell>
          <table:table-cell office:value-type="string" calcext:value-type="string">
            <text:p>39.53705167,-122.33309535</text:p>
          </table:table-cell>
          <table:table-cell office:value-type="float" office:value="3" calcext:value-type="float">
            <text:p>3</text:p>
          </table:table-cell>
          <table:table-cell office:value-type="float" office:value="180.412261" calcext:value-type="float">
            <text:p>180.412261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yes</text:p>
          </table:table-cell>
          <table:covered-table-cell table:style-name="ce3"/>
        </table:table-row>
        <table:table-row table:style-name="ro1">
          <table:table-cell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39.53749503,-122.33308734</text:p>
          </table:table-cell>
          <table:table-cell office:value-type="float" office:value="30" calcext:value-type="float">
            <text:p>30</text:p>
          </table:table-cell>
          <table:table-cell office:value-type="float" office:value="180.412261" calcext:value-type="float">
            <text:p>180.412261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1" table:number-rows-spanned="2">
            <text:p>yes (no)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other</text:p>
          </table:table-cell>
          <table:table-cell office:value-type="string" calcext:value-type="string">
            <text:p>39.53705167,-122.33312419</text:p>
          </table:table-cell>
          <table:table-cell office:value-type="float" office:value="3" calcext:value-type="float">
            <text:p>3</text:p>
          </table:table-cell>
          <table:table-cell office:value-type="float" office:value="180.412261" calcext:value-type="float">
            <text:p>180.412261</text:p>
          </table:table-cell>
          <table:table-cell office:value-type="string" calcext:value-type="string">
            <text:p>Thunderhill Raceway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yes</text:p>
          </table:table-cell>
          <table:covered-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5" number:min-decimal-places="5" number:min-integer-digits="0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0" number:grouping="true"/>
      <style:map style:condition="value()&gt;=0" style:apply-style-name="N111P0"/>
    </number:currency-style>
    <number:number-style style:name="N50119" number:language="en" number:country="GB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3T16:29:05.739481945</dc:date>
    <meta:editing-duration>PT22H38M32S</meta:editing-duration>
    <meta:editing-cycles>1</meta:editing-cycles>
    <meta:document-statistic meta:table-count="1" meta:cell-count="121" meta:object-count="0"/>
    <meta:generator>LibreOffice/24.8.4.2$Linux_X86_64 LibreOffice_project/480$Build-2</meta:generator>
  </office:meta>
</office:document-meta>
</file>